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E5000001E58F2ED63F8EE23380.png" manifest:media-type="image/png"/>
  <manifest:file-entry manifest:full-path="Pictures/10000000000000E1000000E142D48F11071D68C4.png" manifest:media-type="image/png"/>
  <manifest:file-entry manifest:full-path="Pictures/10000000000000BF00000108DB54669BABF73887.jpg" manifest:media-type="image/jpeg"/>
  <manifest:file-entry manifest:full-path="Pictures/10000000000003200000025849273C9BE8C2D1BE.png" manifest:media-type="image/png"/>
  <manifest:file-entry manifest:full-path="Pictures/10000000000003E8000002330F1EBE033DFC4E8F.png" manifest:media-type="image/png"/>
  <manifest:file-entry manifest:full-path="Pictures/100000000000011C000000A40C8C61E67F01ABE8.jpg" manifest:media-type="image/jpeg"/>
  <manifest:file-entry manifest:full-path="Pictures/100002010000012C000000A9283899448D10ECA7.png" manifest:media-type="image/png"/>
  <manifest:file-entry manifest:full-path="Pictures/100000000000027E000001677E8E42F99669B40C.jpg" manifest:media-type="image/jpeg"/>
  <manifest:file-entry manifest:full-path="Pictures/10000000000000E1000000E1411238BDADEC34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000000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18.75cm" fo:min-width="8.5cm" draw:shadow-opacity="20%"/>
    </style:style>
    <style:style style:name="gr8" style:family="graphic">
      <style:graphic-properties style:protect="size"/>
    </style:style>
    <style:style style:name="pr1" style:family="presentation" style:parent-style-name="lyt-simblu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none" draw:fill-color="#ffffff"/>
    </style:style>
    <style:style style:name="P4" style:family="paragraph">
      <loext:graphic-properties draw:opacity="20%"/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imblue" presentation:presentation-page-layout-name="AL1T1">
        <draw:frame draw:style-name="gr1" draw:text-style-name="P1" draw:layer="layout" svg:width="1.62cm" svg:height="2.239cm" svg:x="17.88cm" svg:y="16.761cm" presentation:class="graphic" presentation:user-transformed="true">
          <draw:image xlink:href="Pictures/10000000000000BF00000108DB54669BABF73887.jpg" xlink:type="simple" xlink:show="embed" xlink:actuate="onLoad" loext:mime-type="image/jpeg">
            <text:p/>
          </draw:image>
        </draw:frame>
        <draw:frame draw:style-name="gr2" draw:text-style-name="P2" draw:layer="layout" svg:width="4.5cm" svg:height="0.962cm" svg:x="17.5cm" svg:y="19.538cm">
          <draw:text-box>
            <text:p>MySQL</text:p>
          </draw:text-box>
        </draw:frame>
        <draw:frame draw:style-name="gr1" draw:text-style-name="P1" draw:layer="layout" svg:width="2.597cm" svg:height="1.5cm" svg:x="16.403cm" svg:y="6.5cm">
          <draw:image xlink:href="Pictures/100000000000011C000000A40C8C61E67F01ABE8.jpg" xlink:type="simple" xlink:show="embed" xlink:actuate="onLoad" loext:mime-type="image/jpeg">
            <text:p/>
          </draw:image>
        </draw:frame>
        <draw:frame draw:style-name="gr3" draw:text-style-name="P3" draw:layer="layout" svg:width="5cm" svg:height="0.962cm" svg:x="16cm" svg:y="8.038cm">
          <draw:text-box>
            <text:p>App.java</text:p>
          </draw:text-box>
        </draw:frame>
        <draw:frame draw:style-name="gr3" draw:text-style-name="P3" draw:layer="layout" svg:width="5cm" svg:height="0.962cm" svg:x="16.5cm" svg:y="12cm">
          <draw:text-box>
            <text:p>Active jdbc</text:p>
          </draw:text-box>
        </draw:frame>
        <draw:frame draw:style-name="gr4" draw:text-style-name="P3" draw:layer="layout" svg:width="3cm" svg:height="0.962cm" svg:x="16.5cm" svg:y="2.538cm">
          <draw:text-box>
            <text:p>Test</text:p>
          </draw:text-box>
        </draw:frame>
        <draw:frame draw:style-name="gr1" draw:text-style-name="P1" draw:layer="layout" svg:width="3cm" svg:height="1.689cm" svg:x="18.5cm" svg:y="2cm">
          <draw:image xlink:href="Pictures/100002010000012C000000A9283899448D10ECA7.png" xlink:type="simple" xlink:show="embed" xlink:actuate="onLoad" loext:mime-type="image/png">
            <text:p/>
          </draw:image>
        </draw:frame>
        <draw:frame draw:style-name="gr1" draw:text-style-name="P1" draw:layer="layout" svg:width="2.431cm" svg:height="2.431cm" svg:x="25.5cm" svg:y="8.069cm">
          <draw:image xlink:href="Pictures/10000000000000E1000000E1411238BDADEC342A.png" xlink:type="simple" xlink:show="embed" xlink:actuate="onLoad" loext:mime-type="image/png">
            <text:p/>
          </draw:image>
        </draw:frame>
        <draw:frame draw:style-name="gr1" draw:text-style-name="P1" draw:layer="layout" svg:width="3.38cm" svg:height="1.903cm" svg:x="2.12cm" svg:y="3cm">
          <draw:image xlink:href="Pictures/10000000000003E8000002330F1EBE033DFC4E8F.png" xlink:type="simple" xlink:show="embed" xlink:actuate="onLoad" loext:mime-type="image/png">
            <text:p/>
          </draw:image>
        </draw:frame>
        <draw:frame draw:style-name="gr4" draw:text-style-name="P3" draw:layer="layout" svg:width="4cm" svg:height="0.962cm" svg:x="2cm" svg:y="5.538cm">
          <draw:text-box>
            <text:p>Screens</text:p>
          </draw:text-box>
        </draw:frame>
        <draw:frame draw:style-name="gr1" draw:text-style-name="P1" draw:layer="layout" svg:width="1.931cm" svg:height="1.931cm" svg:x="2.569cm" svg:y="7cm">
          <draw:image xlink:href="Pictures/10000000000000E1000000E142D48F11071D68C4.png" xlink:type="simple" xlink:show="embed" xlink:actuate="onLoad" loext:mime-type="image/png">
            <text:p/>
          </draw:image>
        </draw:frame>
        <draw:frame draw:style-name="gr1" draw:text-style-name="P1" draw:layer="layout" svg:width="3.329cm" svg:height="1.873cm" svg:x="1.671cm" svg:y="15.127cm">
          <draw:image xlink:href="Pictures/100000000000027E000001677E8E42F99669B40C.jpg" xlink:type="simple" xlink:show="embed" xlink:actuate="onLoad" loext:mime-type="image/jpeg">
            <text:p/>
          </draw:image>
        </draw:frame>
        <draw:frame draw:style-name="gr1" draw:text-style-name="P1" draw:layer="layout" svg:width="2.371cm" svg:height="2.371cm" svg:x="8.629cm" svg:y="15.129cm">
          <draw:image xlink:href="Pictures/10000201000001E5000001E58F2ED63F8EE23380.png" xlink:type="simple" xlink:show="embed" xlink:actuate="onLoad" loext:mime-type="image/png">
            <text:p/>
          </draw:image>
        </draw:frame>
        <draw:frame draw:style-name="gr3" draw:text-style-name="P3" draw:layer="layout" svg:width="7cm" svg:height="0.962cm" svg:x="2cm" svg:y="1.038cm">
          <draw:text-box>
            <text:p>Front-end</text:p>
          </draw:text-box>
        </draw:frame>
        <draw:frame draw:style-name="gr5" draw:text-style-name="P3" draw:layer="layout" svg:width="3.177cm" svg:height="0.962cm" svg:x="16.323cm" svg:y="0.5cm">
          <draw:text-box>
            <text:p>Back-end</text:p>
          </draw:text-box>
        </draw:frame>
        <draw:line draw:style-name="gr6" draw:text-style-name="P1" draw:layer="layout" svg:x1="18.5cm" svg:y1="13.5cm" svg:x2="18.5cm" svg:y2="16cm">
          <text:p/>
        </draw:line>
        <draw:line draw:style-name="gr6" draw:text-style-name="P1" draw:layer="layout" svg:x1="18cm" svg:y1="12cm" svg:x2="18cm" svg:y2="9.5cm">
          <text:p/>
        </draw:line>
        <draw:line draw:style-name="gr6" draw:text-style-name="P1" draw:layer="layout" svg:x1="18cm" svg:y1="6cm" svg:x2="18cm" svg:y2="4cm">
          <text:p/>
        </draw:line>
        <draw:line draw:style-name="gr6" draw:text-style-name="P1" draw:layer="layout" svg:x1="13cm" svg:y1="9cm" svg:x2="15.5cm" svg:y2="9cm">
          <text:p/>
        </draw:line>
        <draw:line draw:style-name="gr6" draw:text-style-name="P1" draw:layer="layout" svg:x1="10.5cm" svg:y1="9.5cm" svg:x2="7.5cm" svg:y2="9.5cm">
          <text:p/>
        </draw:line>
        <draw:line draw:style-name="gr6" draw:text-style-name="P1" draw:layer="layout" svg:x1="8.5cm" svg:y1="16cm" svg:x2="5cm" svg:y2="16cm">
          <text:p/>
        </draw:line>
        <draw:line draw:style-name="gr6" draw:text-style-name="P1" draw:layer="layout" svg:x1="3.5cm" svg:y1="14.5cm" svg:x2="3.5cm" svg:y2="10cm">
          <text:p/>
        </draw:line>
        <draw:frame draw:style-name="gr3" draw:text-style-name="P3" draw:layer="layout" svg:width="2.5cm" svg:height="0.962cm" svg:x="11cm" svg:y="8.538cm">
          <draw:text-box>
            <text:p>axios</text:p>
          </draw:text-box>
        </draw:frame>
        <draw:custom-shape draw:style-name="gr7" draw:text-style-name="P4" draw:layer="layout" svg:width="9cm" svg:height="19cm" svg:x="15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4cm" svg:y1="9.5cm" svg:x2="25.5cm" svg:y2="9.5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luegrad" xlink:href="Pictures/10000000000003200000025849273C9BE8C2D1B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s" fo:country="E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imblue-background" style:family="presentation">
      <style:graphic-properties draw:stroke="none" draw:fill="bitmap" draw:fill-image-name="bluegrad" draw:fill-image-width="0cm" draw:fill-image-height="0cm" style:repeat="stretch"/>
    </style:style>
    <style:style style:name="lyt-simblue-backgroundobjects" style:family="presentation">
      <style:graphic-properties draw:shadow="hidden" draw:shadow-offset-x="0.3cm" draw:shadow-offset-y="0.3cm" draw:shadow-color="#808080"/>
    </style:style>
    <style:style style:name="lyt-simblue-notes" style:family="presentation">
      <style:graphic-properties draw:stroke="none" draw:fill="none">
        <text:list-style style:name="lyt-sim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simblue-outline1" style:family="presentation">
      <style:graphic-properties draw:stroke="none" draw:fill="none">
        <text:list-style style:name="lyt-sim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blue-outline2" style:family="presentation" style:parent-style-name="lyt-sim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imblue-outline3" style:family="presentation" style:parent-style-name="lyt-sim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imblue-outline4" style:family="presentation" style:parent-style-name="lyt-sim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imblue-outline5" style:family="presentation" style:parent-style-name="lyt-sim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imblue-outline6" style:family="presentation" style:parent-style-name="lyt-sim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imblue-outline7" style:family="presentation" style:parent-style-name="lyt-sim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imblue-outline8" style:family="presentation" style:parent-style-name="lyt-sim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imblue-outline9" style:family="presentation" style:parent-style-name="lyt-sim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imblue-subtitle" style:family="presentation">
      <style:graphic-properties draw:stroke="none" draw:fill="none" draw:textarea-vertical-align="middle">
        <text:list-style style:name="lyt-sim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blue-title" style:family="presentation">
      <style:graphic-properties draw:stroke="none" draw:fill="none" draw:textarea-vertical-align="middle">
        <text:list-style style:name="lyt-sim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im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im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im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simblue" style:page-layout-name="PM1" draw:style-name="Mdp1">
      <draw:frame presentation:style-name="lyt-simblue-title" draw:layer="backgroundobjects" svg:width="24cm" svg:height="3.506cm" svg:x="2cm" svg:y="1.937cm" presentation:class="title" presentation:placeholder="true">
        <draw:text-box/>
      </draw:frame>
      <draw:frame presentation:style-name="lyt-simblue-outline1" draw:layer="backgroundobjects" svg:width="23.5cm" svg:height="12.18cm" svg:x="2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25cm" svg:y="17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5cm" svg:y="17.5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lyt-simblue-title" draw:layer="backgroundobjects" svg:width="14.848cm" svg:height="11.136cm" svg:x="3.075cm" svg:y="2.257cm" presentation:class="page"/>
        <draw:frame presentation:style-name="lyt-sim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title>Degradado azul brillante</dc:title>
    <dc:description>Template created by Sun Microsystems
Traducido al español por http://open-office.es</dc:description>
    <meta:creation-date>2019-08-27T07:54:33.967812915</meta:creation-date>
    <dc:language>en-US</dc:language>
    <meta:editing-cycles>2</meta:editing-cycles>
    <meta:editing-duration>PT6S</meta:editing-duration>
    <dc:date>2019-08-27T08:17:58.310968994</dc:date>
    <meta:document-statistic meta:object-count="54"/>
    <meta:user-defined meta:name="Info 1"/>
    <meta:user-defined meta:name="Info 2"/>
    <meta:user-defined meta:name="Info 3"/>
    <meta:user-defined meta:name="Info 4"/>
    <meta:template xlink:type="simple" xlink:actuate="onRequest" xlink:title="Degradado azul brillante" xlink:href="../../.config/libreoffice/4/user/uno_packages/cache/uno_packages/lu31619tv3zag.tmp_/Sun_ODF_Template_Pack_2_ES.oxt/template/layout/lyt-simblue.otp" meta:date="2019-08-27T07:54:33.319463021"/>
  </office:meta>
</office:document-meta>
</file>